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2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9812000" calcext:value-type="float">
            <text:p>9812000</text:p>
          </table:table-cell>
          <table:table-cell office:value-type="float" office:value="10138000" calcext:value-type="float">
            <text:p>10138000</text:p>
          </table:table-cell>
          <table:table-cell office:value-type="float" office:value="9868000" calcext:value-type="float">
            <text:p>9868000</text:p>
          </table:table-cell>
          <table:table-cell office:value-type="float" office:value="10054000" calcext:value-type="float">
            <text:p>10054000</text:p>
          </table:table-cell>
          <table:table-cell office:value-type="float" office:value="10438000" calcext:value-type="float">
            <text:p>10438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8677000" calcext:value-type="float">
            <text:p>-8677000</text:p>
          </table:table-cell>
          <table:table-cell office:value-type="float" office:value="-8996000" calcext:value-type="float">
            <text:p>-8996000</text:p>
          </table:table-cell>
          <table:table-cell office:value-type="float" office:value="-9194000" calcext:value-type="float">
            <text:p>-9194000</text:p>
          </table:table-cell>
          <table:table-cell office:value-type="float" office:value="-9506000" calcext:value-type="float">
            <text:p>-9506000</text:p>
          </table:table-cell>
          <table:table-cell office:value-type="float" office:value="-11788000" calcext:value-type="float">
            <text:p>-11788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135000" calcext:value-type="float">
            <text:p>1135000</text:p>
          </table:table-cell>
          <table:table-cell office:value-type="float" office:value="1142000" calcext:value-type="float">
            <text:p>1142000</text:p>
          </table:table-cell>
          <table:table-cell office:value-type="float" office:value="674000" calcext:value-type="float">
            <text:p>674000</text:p>
          </table:table-cell>
          <table:table-cell office:value-type="float" office:value="548000" calcext:value-type="float">
            <text:p>548000</text:p>
          </table:table-cell>
          <table:table-cell office:value-type="float" office:value="-1350000" calcext:value-type="float">
            <text:p>-1350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879000" calcext:value-type="float">
            <text:p>879000</text:p>
          </table:table-cell>
          <table:table-cell office:value-type="float" office:value="916000" calcext:value-type="float">
            <text:p>916000</text:p>
          </table:table-cell>
          <table:table-cell office:value-type="float" office:value="512000" calcext:value-type="float">
            <text:p>512000</text:p>
          </table:table-cell>
          <table:table-cell office:value-type="float" office:value="33500" calcext:value-type="float">
            <text:p>33500</text:p>
          </table:table-cell>
          <table:table-cell office:value-type="float" office:value="-1254000" calcext:value-type="float">
            <text:p>-1254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65" calcext:value-type="float">
            <text:p>1,65</text:p>
          </table:table-cell>
          <table:table-cell office:value-type="float" office:value="1.72" calcext:value-type="float">
            <text:p>1,72</text:p>
          </table:table-cell>
          <table:table-cell office:value-type="float" office:value="0.96" calcext:value-type="float">
            <text:p>0,96</text:p>
          </table:table-cell>
          <table:table-cell office:value-type="float" office:value="0.06" calcext:value-type="float">
            <text:p>0,06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3" office:value-type="float" office:value="533735699" calcext:value-type="float">
            <text:p>533735699</text:p>
          </table:table-cell>
          <table:table-cell office:value-type="float" office:value="529301897" calcext:value-type="float">
            <text:p>529301897</text:p>
          </table:table-cell>
          <table:table-cell office:value-type="float" office:value="526124410" calcext:value-type="float">
            <text:p>52612441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9715000" calcext:value-type="float">
            <text:p>9715000</text:p>
          </table:table-cell>
          <table:table-cell office:value-type="float" office:value="10259000" calcext:value-type="float">
            <text:p>10259000</text:p>
          </table:table-cell>
          <table:table-cell office:value-type="float" office:value="10269000" calcext:value-type="float">
            <text:p>10269000</text:p>
          </table:table-cell>
          <table:table-cell office:value-type="float" office:value="10487000" calcext:value-type="float">
            <text:p>10487000</text:p>
          </table:table-cell>
          <table:table-cell office:value-type="float" office:value="9043000" calcext:value-type="float">
            <text:p>9043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4187000" calcext:value-type="float">
            <text:p>4187000</text:p>
          </table:table-cell>
          <table:table-cell office:value-type="float" office:value="3934000" calcext:value-type="float">
            <text:p>3934000</text:p>
          </table:table-cell>
          <table:table-cell office:value-type="float" office:value="3926000" calcext:value-type="float">
            <text:p>3926000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3850000" calcext:value-type="float">
            <text:p>3850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3911000" calcext:value-type="float">
            <text:p>13911000</text:p>
          </table:table-cell>
          <table:table-cell office:value-type="float" office:value="14193000" calcext:value-type="float">
            <text:p>14193000</text:p>
          </table:table-cell>
          <table:table-cell office:value-type="float" office:value="14195000" calcext:value-type="float">
            <text:p>14195000</text:p>
          </table:table-cell>
          <table:table-cell office:value-type="float" office:value="14599000" calcext:value-type="float">
            <text:p>14599000</text:p>
          </table:table-cell>
          <table:table-cell office:value-type="float" office:value="12893000" calcext:value-type="float">
            <text:p>12893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8234000" calcext:value-type="float">
            <text:p>8234000</text:p>
          </table:table-cell>
          <table:table-cell office:value-type="float" office:value="7942000" calcext:value-type="float">
            <text:p>7942000</text:p>
          </table:table-cell>
          <table:table-cell office:value-type="float" office:value="7478000" calcext:value-type="float">
            <text:p>7478000</text:p>
          </table:table-cell>
          <table:table-cell office:value-type="float" office:value="7449000" calcext:value-type="float">
            <text:p>7449000</text:p>
          </table:table-cell>
          <table:table-cell office:value-type="float" office:value="5905000" calcext:value-type="float">
            <text:p>5905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5677000" calcext:value-type="float">
            <text:p>5677000</text:p>
          </table:table-cell>
          <table:table-cell office:value-type="float" office:value="6251000" calcext:value-type="float">
            <text:p>6251000</text:p>
          </table:table-cell>
          <table:table-cell office:value-type="float" office:value="6717000" calcext:value-type="float">
            <text:p>6717000</text:p>
          </table:table-cell>
          <table:table-cell office:value-type="float" office:value="7150000" calcext:value-type="float">
            <text:p>7150000</text:p>
          </table:table-cell>
          <table:table-cell office:value-type="float" office:value="6988000" calcext:value-type="float">
            <text:p>6988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3911000" calcext:value-type="float">
            <text:p>13911000</text:p>
          </table:table-cell>
          <table:table-cell office:value-type="float" office:value="14193000" calcext:value-type="float">
            <text:p>14193000</text:p>
          </table:table-cell>
          <table:table-cell office:value-type="float" office:value="14195000" calcext:value-type="float">
            <text:p>14195000</text:p>
          </table:table-cell>
          <table:table-cell office:value-type="float" office:value="14599000" calcext:value-type="float">
            <text:p>14599000</text:p>
          </table:table-cell>
          <table:table-cell office:value-type="float" office:value="12893000" calcext:value-type="float">
            <text:p>12893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25:17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LibreOffice/5.4.2.2$Windows_X86_64 LibreOffice_project/22b09f6418e8c2d508a9eaf86b2399209b0990f4</meta:generator>
    <dc:date>2017-11-21T22:25:26.32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